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officeooo:paragraph-rsid="0016c0b6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</style:style>
    <style:style style:name="P3" style:family="paragraph" style:parent-style-name="Standard">
      <style:paragraph-properties fo:margin-top="0.101cm" fo:margin-bottom="0cm" loext:contextual-spacing="false"/>
    </style:style>
    <style:style style:name="P4" style:family="paragraph" style:parent-style-name="arabskie2" style:list-style-name="arabskie2"/>
    <style:style style:name="P5" style:family="paragraph" style:parent-style-name="arabskie2" style:list-style-name="arabskie2">
      <style:paragraph-properties fo:margin-top="0cm" fo:margin-bottom="0cm" loext:contextual-spacing="false"/>
      <style:text-properties officeooo:paragraph-rsid="0016c0b6"/>
    </style:style>
    <style:style style:name="P6" style:family="paragraph" style:parent-style-name="arabskie2" style:list-style-name="arabskie2">
      <style:paragraph-properties fo:margin-top="0.101cm" fo:margin-bottom="0cm" loext:contextual-spacing="false"/>
    </style:style>
    <style:style style:name="P7" style:family="paragraph" style:parent-style-name="małe4" style:list-style-name="małe4"/>
    <style:style style:name="P8" style:family="paragraph" style:parent-style-name="rzymskie1" style:list-style-name="rzymskie1"/>
    <style:style style:name="P9" style:family="paragraph" style:parent-style-name="rzymskie1" style:list-style-name="rzymskie1">
      <style:text-properties officeooo:rsid="00136f8a" officeooo:paragraph-rsid="00136f8a"/>
    </style:style>
    <style:style style:name="P10" style:family="paragraph" style:parent-style-name="litery3" style:list-style-name="litery3"/>
    <style:style style:name="P11" style:family="paragraph" style:parent-style-name="nagłowek5" style:master-page-name="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 fo:background-color="transparent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PLAN PREZENTACJI NA WEWNĘTRZNY USTNY EGZAMIN MATURALNY Z JĘZYKA POLSKIEGO W ROKU SZKOLNYM 2006/2007</text:span> </text:p>
      <text:p text:style-name="P3">Magdalena Barańska, klasa 3d</text:p>
      <text:p text:style-name="Standard"><text:span text:style-name="T1">Temat:</text:span> Różne oblicza władców. Porównaj wybrane portrety w oparciu o teksty dramatyczne.</text:p>
      <text:list xml:id="list7444403419743819237" text:style-name="rzymskie1">
        <text:list-item>
          <text:p text:style-name="P9">Literatura podmiotu:</text:p>
        </text:list-item>
      </text:list>
      <text:list xml:id="list8784958648745015521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50805270311846" text:continue-list="list7444403419743819237" text:style-name="rzymskie1">
        <text:list-item>
          <text:p text:style-name="P8">Literatura przedmiotu:</text:p>
        </text:list-item>
      </text:list>
      <text:list xml:id="list150805102456785" text:continue-list="list8784958648745015521" text:style-name="arabskie2">
        <text:list-item text:start-value="1"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50804390654731" text:continue-list="list150805270311846" text:style-name="rzymskie1">
        <text:list-item>
          <text:p text:style-name="P8"><text:s/>Ramowy plan wypowiedzi:</text:p>
        </text:list-item>
      </text:list>
      <text:list xml:id="list6158652627883298687" text:style-name="litery3">
        <text:list-item>
          <text:p text:style-name="P10">Wstęp</text:p>
        </text:list-item>
      </text:list>
      <text:list xml:id="list150805018991082" text:continue-list="list150805102456785" text:style-name="arabskie2">
        <text:list-item>
          <text:list>
            <text:list-item text:start-value="1">
              <text:p text:style-name="P4">Rozważania dotyczące* osób sprawujących władzę oraz* sposobów rządzenia.</text:p>
            </text:list-item>
            <text:list-item>
              <text:p text:style-name="P4">"Ksiażę" Niccolo Machiavellego jako punkt odniesienia do analizy postępowania przedstawionych bohaterów – władców.</text:p>
            </text:list-item>
          </text:list>
        </text:list-item>
      </text:list>
      <text:list xml:id="list150805280393606" text:continue-list="list6158652627883298687" text:style-name="litery3">
        <text:list-item>
          <text:p text:style-name="P10">Kolejność prezentowanych argumentów (treści)</text:p>
        </text:list-item>
      </text:list>
      <text:list xml:id="list150803469533726" text:continue-list="list150805018991082" text:style-name="arabskie2">
        <text:list-item>
          <text:list>
            <text:list-item text:start-value="1">
    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6">Zróżnicowanie* oceny postępowania Kreona jako:</text:p>
            </text:list-item>
          </text:list>
        </text:list-item>
      </text:list>
      <text:list xml:id="list5253469717879645220" text:style-name="małe4">
        <text:list-item>
          <text:p text:style-name="P7">władcy – tyrana i despoty surowo egzekwującego wydane prawa i rozkazy,</text:p>
        </text:list-item>
        <text:list-item>
          <text:p text:style-name="P7">władcy konsekwentnego, bezkompromisowego, pozbawionego prywaty, kierującego się interesami i obowiązkami państwa.</text:p>
        </text:list-item>
      </text:list>
      <text:list xml:id="list150804872891594" text:continue-list="list150803469533726" text:style-name="arabskie2">
        <text:list-item>
          <text:list>
            <text:list-item>
              <text:p text:style-name="P6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1839222967" text:style-name="małe4">
        <text:list-item>
          <text:p text:style-name="P7">tragizm postaci Makbeta – władca ukazany jako marionetka ludzkich namiętności, motyw życia – teatru.</text:p>
        </text:list-item>
      </text:list>
      <text:list xml:id="list150805223552827" text:continue-list="list150805280393606" text:style-name="litery3">
        <text:list-item>
          <text:p text:style-name="P10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50803409469339" text:continue-list="list150804390654731" text:style-name="rzymskie1">
        <text:list-item>
          <text:p text:style-name="P8">Materiały pomocnicze</text:p>
        </text:list-item>
      </text:list>
      <text:list xml:id="list150804469680255" text:continue-list="list150804872891594" text:style-name="arabskie2">
        <text:list-item text:start-value="1">
          <text:p text:style-name="P4">kartka z cytatami,</text:p>
        </text:list-item>
        <text:list-item>
          <text:p text:style-name="P5">prezentacja multimedialna.</text:p>
        </text:list-item>
      </text:list>
      <text:p text:style-name="P1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01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loext:graphic-properties draw:fill="none" draw:fill-color="#729fcf"/>
      <style:paragraph-properties fo:margin-left="3cm" fo:margin-right="0cm" fo:margin-top="0cm" fo:margin-bottom="0cm" loext:contextual-spacing="false" fo:text-indent="0cm" style:auto-text-indent="false" fo:background-color="transparent" style:writing-mode="page"/>
    </style:style>
    <style:style style:name="litery3" style:family="paragraph" style:parent-style-name="Standard">
      <style:paragraph-properties fo:margin-top="0.101cm" fo:margin-bottom="0.101cm" loext:contextual-spacing="false" style:writing-mode="page"/>
    </style:style>
    <style:style style:name="małe4" style:family="paragraph" style:parent-style-name="Standard">
      <loext:graphic-properties draw:fill="none" draw:fill-color="#729fcf"/>
      <style:paragraph-properties fo:margin-left="3cm" fo:margin-right="0cm" fo:margin-top="0cm" fo:margin-bottom="0cm" loext:contextual-spacing="false" fo:text-indent="0cm" style:auto-text-indent="false" fo:background-color="transparent" style:writing-mode="pag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agłowek5" style:family="paragraph" style:parent-style-name="Subtitle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keep-with-next="always"/>
      <style:text-properties fo:font-size="14pt" fo:font-weight="normal" style:font-size-asian="14pt" style:font-weight-asian="normal" style:font-size-complex="14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ł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4:37.473466250</meta:creation-date>
    <dc:date>2017-10-29T15:08:03.160000000</dc:date>
    <meta:editing-duration>PT11M43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30" meta:word-count="330" meta:character-count="2629" meta:non-whitespace-character-count="2347"/>
  </office:meta>
</office:document-meta>
</file>